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P5" style:family="paragraph" style:parent-style-name="Standard" style:list-style-name="L4">
      <style:paragraph-properties fo:line-height="150%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LETT</text:p>
      <text:p text:style-name="P1"><text:s text:c="6"/>1. <text:s text:c="2"/>1?2 &lt;</text:p>
      <text:p text:style-name="P1"><text:s text:c="6"/>2. <text:s text:c="2"/>3?5 &lt;</text:p>
      <text:p text:style-name="P1"><text:s text:c="6"/>3. <text:s text:c="2"/>6?2 &gt;</text:p>
      <text:p text:style-name="P1"><text:s text:c="6"/>4. <text:s text:c="2"/>7?9 &lt;</text:p>
      <text:p text:style-name="P1"><text:s text:c="6"/>5. <text:s text:c="2"/>9?1 &gt;</text:p>
      <text:list xml:id="list3904236479575812768" text:style-name="L1">
        <text:list-item>
          <text:p text:style-name="P3">6?5 &gt;</text:p>
        </text:list-item>
        <text:list-item>
          <text:p text:style-name="P3">8?9 &lt;</text:p>
        </text:list-item>
        <text:list-item>
          <text:p text:style-name="P3">3?9 &lt;</text:p>
        </text:list-item>
        <text:list-item>
          <text:p text:style-name="P3">0?4 &lt;</text:p>
        </text:list-item>
        <text:list-item>
          <text:p text:style-name="P3">8?7 &gt;</text:p>
        </text:list-item>
      </text:list>
      <text:p text:style-name="P1">MIDDELS</text:p>
      <text:list xml:id="list6431551358444539107" text:style-name="L4">
        <text:list-item>
          <text:p text:style-name="P5">4+1 ? 2+2 &gt;</text:p>
        </text:list-item>
        <text:list-item>
          <text:p text:style-name="P5">5+4 ? 2-2 &gt;</text:p>
        </text:list-item>
        <text:list-item>
          <text:p text:style-name="P5"><text:s/>9+2 ? 3+2 &gt;</text:p>
        </text:list-item>
        <text:list-item>
          <text:p text:style-name="P5">5-3 ?1+3 &lt;</text:p>
        </text:list-item>
        <text:list-item>
          <text:p text:style-name="P5">7-2 ? 2+4 &lt;</text:p>
        </text:list-item>
        <text:list-item>
          <text:p text:style-name="P5">3+3 ? 2+1 &gt;</text:p>
        </text:list-item>
        <text:list-item>
          <text:p text:style-name="P5">4+2 ? 8-1 &lt;</text:p>
        </text:list-item>
        <text:list-item>
          <text:p text:style-name="P5">1+4 ? 3+4 &lt;</text:p>
        </text:list-item>
        <text:list-item>
          <text:p text:style-name="P5">6-3 ? 2+2&lt;</text:p>
        </text:list-item>
        <text:list-item>
          <text:p text:style-name="P5">2+7 ? 9-2 &gt;</text:p>
        </text:list-item>
      </text:list>
      <text:p text:style-name="P1">VANSKELIG</text:p>
      <text:list xml:id="list5670413571889827028" text:style-name="L2">
        <text:list-item>
          <text:p text:style-name="P4">3+4 ? 2+5 =</text:p>
        </text:list-item>
        <text:list-item>
          <text:p text:style-name="P4">12 ? 3+2+4 &gt;</text:p>
        </text:list-item>
        <text:list-item>
          <text:p text:style-name="P4">5+1+5 ? 4-2+6 &gt;</text:p>
        </text:list-item>
        <text:list-item>
          <text:p text:style-name="P4">6+3 ? 4+5 =</text:p>
        </text:list-item>
        <text:list-item>
          <text:p text:style-name="P4">9 ? 3-2+7 &gt;</text:p>
        </text:list-item>
        <text:list-item>
          <text:p text:style-name="P4">1+4+5 ? 6+6 &lt;</text:p>
        </text:list-item>
        <text:list-item>
          <text:p text:style-name="P4">3+2-1 ? 2+2 =</text:p>
        </text:list-item>
        <text:list-item>
          <text:p text:style-name="P4">3+5+1 ?4-2+4+5 &lt;</text:p>
        </text:list-item>
        <text:list-item>
          <text:p text:style-name="P4">3+21 ? 14+9 &gt;</text:p>
        </text:list-item>
        <text:list-item>
          <text:p text:style-name="P4"><text:s/>2+4+5 ? 5+6 =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n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n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AA</meta:initial-creator>
    <meta:creation-date>2015-02-04T14:23:30.47</meta:creation-date>
    <dc:date>2015-02-23T13:45:32.97</dc:date>
    <dc:creator>A aAA</dc:creator>
    <meta:editing-duration>PT6H22M44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3" meta:word-count="130" meta:character-count="422"/>
  </office:meta>
</office:document-meta>
</file>